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88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108.46mm"/>
    </style:style>
    <style:style style:name="co5" style:family="table-column">
      <style:table-column-properties fo:break-before="auto" style:column-width="126.98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57.54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54.82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42.02mm"/>
    </style:style>
    <style:style style:name="co12" style:family="table-column">
      <style:table-column-properties fo:break-before="auto" style:column-width="186.62mm"/>
    </style:style>
    <style:style style:name="co13" style:family="table-column">
      <style:table-column-properties fo:break-before="auto" style:column-width="378.51mm"/>
    </style:style>
    <style:style style:name="co14" style:family="table-column">
      <style:table-column-properties fo:break-before="auto" style:column-width="4.1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 style:data-style-name="N100"/>
    <style:style style:name="ce7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Roc_NanoPi_v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/>
          <table:table-cell office:value-type="string" calcext:value-type="string">
            <text:p>WiRoc NanoPI H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vision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</text:p>
          </table:table-cell>
          <table:table-cell table:style-name="Default"/>
          <table:table-cell table:style-name="ce6" office:value-type="string" calcext:value-type="string">
            <text:p>2018-03-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ed</text:p>
          </table:table-cell>
          <table:table-cell table:style-name="Default"/>
          <table:table-cell table:style-name="ce7" office:value-type="string" calcext:value-type="string">
            <text:p>2018-07-07 10:57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any</text:p>
          </table:table-cell>
          <table:table-cell table:style-name="Default"/>
          <table:table-cell office:value-type="string" calcext:value-type="string">
            <text:p>Henrik Lars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Parts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Unique Parts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lecrowPN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PN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riginal*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WebsiteURL</text:p>
          </table:table-cell>
          <table:table-cell table:style-name="ce1" office:value-type="string" calcext:value-type="string">
            <text:p>WebsiteUR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 C12 C14 C4 C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197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 C11 C10 C8 C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196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10A475KO8NN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 C2 C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158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100pF (101) ±5% 50V</text:p>
          </table:table-cell>
          <table:table-cell office:value-type="string" calcext:value-type="string">
            <text:p>C148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10C101JB8NN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5819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Diode Schottky 40V 1A Surface Mount SOD-1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https://www.digikey.com/product-detail/en/diodes-incorporated/1N5819HW-7-F/1N5819HW-FDICT-ND/815283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WiRoc:SOD-882L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pplied Power Microelectronics</text:p>
          </table:table-cell>
          <table:table-cell office:value-type="string" calcext:value-type="string">
            <text:p>AU0511P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FN1006-2</text:p>
          </table:table-cell>
          <table:table-cell office:value-type="string" calcext:value-type="string">
            <text:p>http://www.datasheetspdf.com/pdf/1099402/AppliedPowerMicroelectronics/AU0511P1/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s_SMD:D_0603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4040506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 L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H-DCR&lt;0.1R-1.5A</text:p>
          </table:table-cell>
          <table:table-cell office:value-type="string" calcext:value-type="string">
            <text:p>WiRoc:ELL4LG-A</text:p>
          </table:table-cell>
          <table:table-cell office:value-type="string" calcext:value-type="string">
            <text:p>FIXED IND 2.2UH 1.7A 55 MOHM SM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LL-4LG2R2NA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LL4LG-A</text:p>
          </table:table-cell>
          <table:table-cell office:value-type="string" calcext:value-type="string">
            <text:p>https://www.digikey.se/product-detail/en/panasonic-electronic-components/ELL-4LG2R2NA/PCD2215TR-ND/193829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 R2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K-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258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3WAF2003T5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-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233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3WAF2402T5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K-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229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3WAF3601T5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3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RESISTOR 0805 0.03Ω 1/8W±1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WSL0805R0300F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digikey.com/product-detail/en/vishay-dale/WSL0805R0300FEA/WSLA-.03CT-ND/71339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1KΩ (1001) ±1%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3F1001T5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R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-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603WAF1003T5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ee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Housings_DFN_QFN:QFN-48-1EP_6x6mm_Pitch0.4mm</text:p>
          </table:table-cell>
          <table:table-cell office:value-type="string" calcext:value-type="string">
            <text:p>Enhanced single Cell Li-Battery and Power System Management I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-Powers Limited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mm x 6mm 48-pin QFN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6226/SY7208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igh Efficiency Boost DC/DC Conver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powersemi</text:p>
          </table:table-cell>
          <table:table-cell office:value-type="string" calcext:value-type="string">
            <text:p>LP6226B6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Power Distribution Switch <text:s/>1In/1Out <text:s/>Act-High Enable <text:s/>1A <text:s/>Vin 2.4÷5.5V <text:s/>80m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LERGY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T23-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um Qty</text:p>
          </table:table-cell>
          <table:table-cell table:style-name="ce5" table:formula="of:=SUM([.B12:.B28])" office:value-type="float" office:value="32" calcext:value-type="float">
            <text:p>32</text:p>
          </table:table-cell>
          <table:table-cell table:number-columns-repeated="14"/>
        </table:table-row>
      </table:table>
      <table:table table:name="(ignore) Other parts" table:style-name="ta1">
        <table:table-column table:style-name="co15" table:number-columns-repeated="16" table:default-cell-style-name="Default"/>
        <table:table-row table:style-name="ro1">
          <table:table-cell office:value-type="string" calcext:value-type="string">
            <text:p>Through hole and other parts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"/>
          <table:table-cell table:style-name="ce1" table:number-columns-repeated="11"/>
          <table:table-cell table:number-columns-repeated="3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lecrowPN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PN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riginal*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WebsiteURL</text:p>
          </table:table-cell>
          <table:table-cell table:style-name="ce1" office:value-type="string" calcext:value-type="string">
            <text:p>WebsiteUR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aRadio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Lora radio modu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ppconnWireless</text:p>
          </table:table-cell>
          <table:table-cell office:value-type="string" calcext:value-type="string">
            <text:p>RF1276T </text:p>
          </table:table-cell>
          <table:table-cell office:value-type="string" calcext:value-type="string">
            <text:p><text:s/>freq: ~440Mhz </text:p>
          </table:table-cell>
          <table:table-cell office:value-type="string" calcext:value-type="string">
            <text:p><text:s/>voltage: 2.1-3.7V </text:p>
          </table:table-cell>
          <table:table-cell office:value-type="string" calcext:value-type="string">
            <text:p><text:s/>TTL seri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PIAir_USBPort</text:p>
          </table:table-cell>
          <table:table-cell office:value-type="string" calcext:value-type="string">
            <text:p>Pin_Headers:Pin_Header_Straight_1x12_Pitch2.54mm</text:p>
          </table:table-cell>
          <table:table-cell office:value-type="string" calcext:value-type="string">
            <text:p>CONN HEADER FEM 12POS.1" SGL 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21LFBN-R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12P-2.54</text:p>
          </table:table-cell>
          <table:table-cell office:value-type="string" calcext:value-type="string">
            <text:p>https://www.digikey.se/products/en?keywords=PPTC121LFBN-RC</text:p>
          </table:table-cell>
          <table:table-cell office:value-type="string" calcext:value-type="string">
            <text:p>https://www.aliexpress.com/item/Free-Shipping-10pcs-Female-Pin-Header-Strip-2-54-mm-Single-Row-Female-Pin-Header/32792248914.html?spm=2114.search0104.3.169.29fc3e55CbxpgH&amp;ws_ab_test=searchweb0_0 searchweb201602_2_10152_10151_10065_10344_10068_5722815_10342_10343_10340_5722915_10341_5722615_10696_10084_10083_10618_10307_10301_10303_5722715_5711215_10313_10059_10534_100031_10103_441_10624_10623_10622_5722515_10621_10620 searchweb201603_50 ppcSwitch_3&amp;algo_expid=4e7669d0-437f-42f3-8baf-303fcc330e84-24&amp;algo_pvid=4e7669d0-437f-42f3-8baf-303fcc330e84&amp;priceBeautifyAB=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PIAir_GPIOPort</text:p>
          </table:table-cell>
          <table:table-cell office:value-type="string" calcext:value-type="string">
            <text:p>Pin_Headers:Pin_Header_Straight_2x12_Pitch2.54mm</text:p>
          </table:table-cell>
          <table:table-cell office:value-type="string" calcext:value-type="string">
            <text:p>2.54mm 2X12 Pin Double Row Female 12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22LFBN-R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12P-2.54</text:p>
          </table:table-cell>
          <table:table-cell office:value-type="string" calcext:value-type="string">
            <text:p>https://www.digikey.com/product-detail/en/sullins-connector-solutions/PPTC122LFBN-RC/S7080-ND/810218</text:p>
          </table:table-cell>
          <table:table-cell office:value-type="string" calcext:value-type="string">
            <text:p>https://www.aliexpress.com/item/10pcs-lot-2-54mm-2X12-Pin-Double-Row-Female-12P-Straight-Header-Pitch-Socket-Strip/32453066786.html?spm=2114.search0104.3.2.7e801edaChtslQ&amp;ws_ab_test=searchweb0_0 searchweb201602_2_10152_10151_10065_10344_10068_5722815_10342_10343_10340_5722915_10341_5722615_10696_10084_10083_10618_10307_10301_10303_5722715_5711215_10313_10059_10534_100031_10103_441_10624_10623_10622_5722515_10621_10620 searchweb201603_50 ppcSwitch_3&amp;algo_expid=d299785e-441c-49de-9a7d-8afdc668f6e8-0&amp;algo_pvid=d299785e-441c-49de-9a7d-8afdc668f6e8&amp;priceBeautifyAB=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PIAir_DebugPort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CONN HEADER FEM 12POS.1" SGL 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41LFBN-R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4P-2.54</text:p>
          </table:table-cell>
          <table:table-cell office:value-type="string" calcext:value-type="string">
            <text:p>https://www.digikey.se/product-detail/en/sullins-connector-solutions/PPTC041LFBN-RC/S7002-ND/810144</text:p>
          </table:table-cell>
          <table:table-cell office:value-type="string" calcext:value-type="string">
            <text:p>https://www.aliexpress.com/item/Free-Shipping-10pcs-Female-Pin-Header-Strip-2-54-mm-Single-Row-Female-Pin-Header/32792248914.html?spm=2114.search0104.3.169.29fc3e55CbxpgH&amp;ws_ab_test=searchweb0_0 searchweb201602_2_10152_10151_10065_10344_10068_5722815_10342_10343_10340_5722915_10341_5722615_10696_10084_10083_10618_10307_10301_10303_5722715_5711215_10313_10059_10534_100031_10103_441_10624_10623_10622_5722515_10621_10620 searchweb201603_50 ppcSwitch_3&amp;algo_expid=4e7669d0-437f-42f3-8baf-303fcc330e84-24&amp;algo_pvid=4e7669d0-437f-42f3-8baf-303fcc330e84&amp;priceBeautifyAB=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-2PIN</text:p>
          </table:table-cell>
          <table:table-cell office:value-type="string" calcext:value-type="string">
            <text:p>WiRoc:JST_2.56</text:p>
          </table:table-cell>
          <table:table-cell office:value-type="string" calcext:value-type="string">
            <text:p>2 Positions Header Connector 0.098" (2.50mm) Through Hole 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B2B-XH-A(LF)(SN)</text:p>
          </table:table-cell>
          <table:table-cell office:value-type="string" calcext:value-type="string">
            <text:p>2.54 mm pitch should work too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se/product-detail/en/jst-sales-america-inc/B2B-XH-A-LF-SN/455-2247-ND/1651045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30916A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2P-2.5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T_Conn_DBG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30916A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3P-2.5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Block_USB_Power_01x04</text:p>
          </table:table-cell>
          <table:table-cell office:value-type="string" calcext:value-type="string">
            <text:p>WiRoc:TerminalBlock_4P_2.54mm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Angled_1x06_Pitch2.54mm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Block_USB_Host_Data_01x04</text:p>
          </table:table-cell>
          <table:table-cell office:value-type="string" calcext:value-type="string">
            <text:p>WiRoc:TerminalBlock_4P_2.54mm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7T11:06:05.370346135</dc:date>
    <meta:editing-duration>PT10M21S</meta:editing-duration>
    <meta:editing-cycles>1</meta:editing-cycles>
    <meta:document-statistic meta:table-count="2" meta:cell-count="397" meta:object-count="0"/>
    <meta:generator>LibreOffice/5.1.6.2$Linux_X86_64 LibreOffice_project/10m0$Build-2</meta:generator>
  </office:meta>
</office:document-meta>
</file>